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7cm" svg:height="9.004cm" svg:x="11.757cm" svg:y="0.372cm">
            <draw:object draw:notify-on-update-of-ranges="Tabelle1.D2:Tabelle1.D8 Tabelle1.E2:Tabelle1.E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ylvester Stallone <text:s/>(* 1946)</text:p>
          </table:table-cell>
          <table:table-cell table:number-columns-repeated="2"/>
          <table:table-cell office:value-type="string" calcext:value-type="string">
            <text:p>Filme pro Jahrz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960-19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70-19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80-19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90-199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00-20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10-20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&gt;2020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7">00.00.0000</text:date>, <text:time style:data-style-name="N2" text:time-value="07:27:58.121855934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4T09:31:29.209022674</meta:creation-date>
    <dc:date>2025-12-07T07:34:42.495775278</dc:date>
    <meta:editing-duration>PT7M46S</meta:editing-duration>
    <meta:editing-cycles>5</meta:editing-cycles>
    <meta:generator>LibreOffice/25.8.1.1$Linux_X86_64 LibreOffice_project/580$Build-1</meta:generator>
    <meta:document-statistic meta:table-count="1" meta:cell-count="1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3.943cm" svg:y="4.203cm" style:legend-expansion="high" chart:style-name="ch2"/>
        <chart:plot-area chart:style-name="ch3" svg:x="0.319cm" svg:y="0.18cm" svg:width="13.305cm" svg:height="8.645cm">
          <chart:coordinate-region svg:x="0.953cm" svg:y="0.38cm" svg:width="12.671cm" svg:height="7.798cm"/>
          <chart:axis chart:dimension="x" chart:name="primary-x" chart:style-name="ch4" chartooo:axis-type="auto">
            <chartooo:date-scale/>
            <chart:categories table:cell-range-address="Tabelle1.D2:Tabelle1.D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2:Tabelle1.E8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1960-1969</text:p>
                <draw:g>
                  <svg:desc>Tabelle1.D2:Tabelle1.D8</svg:desc>
                </draw:g>
              </table:table-cell>
              <table:table-cell office:value-type="float" office:value="1">
                <text:p>1</text:p>
                <draw:g>
                  <svg:desc>Tabelle1.E2:Tabelle1.E8</svg:desc>
                </draw:g>
              </table:table-cell>
            </table:table-row>
            <table:table-row>
              <table:table-cell office:value-type="string">
                <text:p>1970-19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80-19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90-19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00-20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0-20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&gt;202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